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5pt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5pt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 style:list-style-name="L1"/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: 07</text:p>
              <text:p text:style-name="P5">Titre Projet: Robocode</text:p>
              <text:p text:style-name="P5">Nom Etudiants:Colombeau Gallian, Stamboul Sofiane, Rovelli Hugo, Crepin Laurent</text:p>
              <text:p text:style-name="P5">Date de réunion (obligatoire): 20/12/2012</text:p>
              <text:p text:style-name="P5">Personnes présentes (obligatoire):Colombeau Gallian, Crepin Laurent, Bonnefoy</text:p>
              <text:p text:style-name="P5">Ludovic</text:p>
            </table:table-cell>
          </table:table-row>
        </table:table-header-rows>
      </table:table>
      <text:p text:style-name="Text_20_body"/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6">Points abordés:</text:p>
              <text:p text:style-name="P7"/>
              <text:p text:style-name="P7">On a parlé du framework JGAP. Ce dernier est celui que l'on va utiliser pour le projet, pour la partie algorithme génétique. Ce sur point là Ludovic nous a dit de bien maîtriser les concepts grâce</text:p>
              <text:p text:style-name="P7">à un exemple dont les sources sont disponibles sur le site :</text:p>
              <text:p text:style-name="P7">« jgap.sourceforge.net/doc/robocode/robocode.html ».</text:p>
              <text:p text:style-name="P7"/>
              <text:p text:style-name="P7">On a aussi parlé du rapport , ainsi que de la soutenance qui aura lieu en janvier. </text:p>
              <text:p text:style-name="P7">Pour le rapport, on a abordé la manière dont on devrait organiser le plan avec chaque partie : </text:p>
              <text:p text:style-name="P7"><text:s text:c="4"/>- présentation du projet (context, l'existant, ...)</text:p>
              <text:p text:style-name="P7"><text:s text:c="4"/>- Ressources disponibles (api, ...)</text:p>
              <text:p text:style-name="P7"><text:s text:c="4"/>- Développement de chaque sous-partie pour les deux groupes.</text:p>
              <text:p text:style-name="P7">Ce plan est bien sur provisoir.</text:p>
              <text:p text:style-name="P7">Pour ce qui est de la soutenance orale, on parler de la manière dont on doit présenter le contexte,</text:p>
              <text:p text:style-name="P7">les concepts ainsi que les solutions apportées afin de trouver un équilibre entre détails techniques</text:p>
              <text:p text:style-name="P7">et <text:s/>idées trop vagues.</text:p>
              <text:p text:style-name="P7"/>
              <text:p text:style-name="P7">On a vu aussi qu'il était possible voire certain que le modèle de traitement sera différent entre les deux sous-groupes.</text:p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</table:table>
      <table:table table:name="Tableau4" table:style-name="Tableau4">
        <table:table-column table:style-name="Tableau4.A"/>
        <table:table-header-rows>
          <text:soft-page-break/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4">Travail réalisé:</text:p>
              <text:list xml:id="list265853520" text:style-name="L1">
                <text:list-item>
                  <text:p text:style-name="P9">Etude du modèle (traitement à effectuer par le robot ex:le tir,...) avec les paramètre</text:p>
                </text:list-item>
              </text:list>
              <text:p text:style-name="Table_20_Contents">associés.</text:p>
              <text:list xml:id="list634791278" text:style-name="L2">
                <text:list-item>
                  <text:p text:style-name="P11">Etude du framework JGAP</text:p>
                </text:list-item>
                <text:list-item>
                  <text:p text:style-name="P11">Etude des principes de l'algorithme génétique</text:p>
                </text:list-item>
              </text:list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4">Travail à réaliser:</text:p>
              <text:p text:style-name="Table_20_Contents"/>
              <text:list xml:id="list1551139963" text:style-name="L3">
                <text:list-item>
                  <text:p text:style-name="P12">Etude complète et détaillée du framework JGAP</text:p>
                </text:list-item>
                <text:list-item>
                  <text:p text:style-name="P12">Etude du code source d'exemple disponible à l'adresse citée précédemment ; cet exemple d'implémentation décrit les concepts de l'algorithme génétique (mutation, sélection,...)</text:p>
                </text:list-item>
              </text:list>
              <text:list xml:id="list895322441" text:style-name="L4">
                <text:list-item>
                  <text:p text:style-name="P13">Rédaction du rapport</text:p>
                </text:list-item>
                <text:list-item>
                  <text:p text:style-name="P13">Préparation de la soutenance orale</text:p>
                </text:list-item>
              </text:list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rinne Fredouille</meta:initial-creator>
    <meta:creation-date>2006-09-01T15:41:08</meta:creation-date>
    <dc:creator>Crepin Laurent</dc:creator>
    <dc:date>2012-12-20T16:53:25</dc:date>
    <dc:language>fr-FR</dc:language>
    <meta:editing-cycles>11</meta:editing-cycles>
    <meta:editing-duration>PT01H07M04S</meta:editing-duration>
    <meta:document-statistic meta:table-count="8" meta:image-count="0" meta:object-count="0" meta:page-count="3" meta:paragraph-count="34" meta:word-count="295" meta:character-count="1859" meta:non-whitespace-character-count="1590"/>
    <meta:user-defined meta:name="Info 1"/>
    <meta:user-defined meta:name="Info 2"/>
    <meta:user-defined meta:name="Info 3"/>
    <meta:user-defined meta:name="Info 4"/>
  </office:meta>
</office:document-meta>
</file>